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-color="#cccccc" draw:textarea-horizontal-align="justify" draw:textarea-vertical-align="top" draw:auto-grow-height="false" fo:min-height="8.25cm" fo:min-width="5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cm" fo:min-width="3cm"/>
      <style:paragraph-properties style:writing-mode="lr-tb"/>
    </style:style>
    <style:style style:name="gr3" style:family="graphic" style:parent-style-name="standard">
      <style:graphic-properties draw:fill-color="#e8f2a1" draw:textarea-horizontal-align="justify" draw:textarea-vertical-align="middle" draw:auto-grow-height="false" fo:min-height="2cm" fo:min-width="3cm"/>
      <style:paragraph-properties style:writing-mode="lr-tb"/>
    </style:style>
    <style:style style:name="gr4" style:family="graphic" style:parent-style-name="standard" style:list-style-name="L1">
      <style:graphic-properties draw:fill-color="#cccccc" draw:textarea-horizontal-align="justify" draw:textarea-vertical-align="middle" draw:auto-grow-height="false" fo:min-height="1.5cm" fo:min-width="5.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  <style:paragraph-properties style:writing-mode="lr-tb"/>
    </style:style>
    <style:style style:name="gr6" style:family="graphic" style:parent-style-name="standard" style:list-style-name="L1">
      <style:graphic-properties draw:fill-color="#ffff00" draw:textarea-horizontal-align="justify" draw:textarea-vertical-align="middle" draw:auto-grow-height="false" fo:min-height="2cm" fo:min-width="8.75cm"/>
      <style:paragraph-properties style:writing-mode="lr-tb"/>
    </style:style>
    <style:style style:name="gr7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7.25cm"/>
      <style:paragraph-properties style:writing-mode="lr-tb"/>
    </style:style>
    <style:style style:name="gr8" style:family="graphic" style:parent-style-name="standard" style:list-style-name="L1">
      <style:graphic-properties draw:fill-color="#ffe994" draw:textarea-horizontal-align="justify" draw:textarea-vertical-align="middle" draw:auto-grow-height="false" fo:min-height="1.75cm" fo:min-width="5cm"/>
      <style:paragraph-properties style:writing-mode="lr-tb"/>
    </style:style>
    <style:style style:name="gr9" style:family="graphic" style:parent-style-name="standard" style:list-style-name="L1">
      <style:graphic-properties draw:fill="none" draw:fill-color="#ffff00" draw:textarea-horizontal-align="justify" draw:textarea-vertical-align="middle" draw:auto-grow-height="false" fo:min-height="1cm" fo:min-width="13.75cm"/>
      <style:paragraph-properties style:writing-mode="lr-tb"/>
    </style:style>
    <style:style style:name="gr10" style:family="graphic" style:parent-style-name="standard" style:list-style-name="L1">
      <style:graphic-properties draw:fill-color="#cccccc" draw:textarea-horizontal-align="justify" draw:textarea-vertical-align="middle" draw:auto-grow-height="false" fo:min-height="1.25cm" fo:min-width="2.75cm"/>
      <style:paragraph-properties style:writing-mode="lr-tb"/>
    </style:style>
    <style:style style:name="gr11" style:family="graphic" style:parent-style-name="standard" style:list-style-name="L1">
      <style:graphic-properties draw:fill-color="#cccccc" draw:textarea-horizontal-align="justify" draw:textarea-vertical-align="middle" draw:auto-grow-height="false" fo:min-height="1.5cm" fo:min-width="3.75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81cm" svg:stroke-color="#15846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 style:list-style-name="L1">
      <style:graphic-properties draw:stroke="dash" draw:stroke-dash="Long_20_Dash" svg:stroke-width="0.018cm" draw:marker-start-width="0.227cm" draw:marker-end-width="0.227cm" draw:fill="none" draw:fill-color="#ffff00" draw:textarea-horizontal-align="justify" draw:textarea-vertical-align="middle" draw:auto-grow-height="false" fo:min-height="2.25cm" fo:min-width="4.25cm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 style:list-style-name="L1">
      <style:graphic-properties draw:fill-color="#cccccc" draw:textarea-horizontal-align="justify" draw:textarea-vertical-align="middle" draw:auto-grow-height="false" fo:min-height="1.25cm" fo:min-width="2.25cm"/>
      <style:paragraph-properties style:writing-mode="lr-tb"/>
    </style:style>
    <style:style style:name="gr15" style:family="graphic" style:parent-style-name="standard" style:list-style-name="L1">
      <style:graphic-properties draw:fill-color="#cccccc" draw:textarea-horizontal-align="justify" draw:textarea-vertical-align="middle" draw:auto-grow-height="false" fo:min-height="1.5cm" fo:min-width="1.25cm"/>
      <style:paragraph-properties style:writing-mode="lr-tb"/>
    </style:style>
    <style:style style:name="gr16" style:family="graphic" style:parent-style-name="standard" style:list-style-name="L1">
      <style:graphic-properties draw:fill-color="#eeeeee" draw:textarea-horizontal-align="justify" draw:textarea-vertical-align="middle" draw:auto-grow-height="false" fo:min-height="1.25cm" fo:min-width="10.2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2" style:family="paragraph">
      <loext:graphic-properties draw:fill-color="#cccccc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e8f2a1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8" style:family="paragraph"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9" style:family="paragraph">
      <loext:graphic-properties draw:fill-color="#ffff00"/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10" style:family="paragraph">
      <loext:graphic-properties draw:fill-color="#ffe994"/>
      <style:paragraph-properties fo:margin-left="0cm" fo:margin-right="0cm" fo:margin-top="0cm" fo:margin-bottom="0cm" fo:line-height="100%" fo:text-align="start" fo:text-indent="0cm"/>
      <style:text-properties fo:font-style="italic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12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end" fo:text-indent="0cm"/>
      <style:text-properties fo:font-size="11pt" fo:font-style="normal" fo:font-weight="normal" style:font-size-asian="11pt" style:font-weight-asian="normal" style:font-size-complex="11pt" style:font-weight-complex="normal"/>
    </style:style>
    <style:style style:name="P15" style:family="paragraph">
      <loext:graphic-properties draw:fill="none" draw:fill-color="#ffff00"/>
      <style:paragraph-properties fo:margin-left="0cm" fo:margin-right="0cm" fo:margin-top="0cm" fo:margin-bottom="0cm" fo:line-height="100%" fo:text-align="end" fo:text-indent="0cm"/>
      <style:text-properties fo:font-size="11pt" fo:font-style="normal" fo:font-weight="normal" style:font-size-asian="11pt" style:font-weight-asian="normal" style:font-size-complex="11pt" style:font-weight-complex="normal"/>
    </style:style>
    <style:style style:name="P16" style:family="paragraph">
      <loext:graphic-properties draw:fill-color="#eeeeee"/>
      <style:paragraph-properties fo:margin-left="0cm" fo:margin-right="0cm" fo:margin-top="0cm" fo:margin-bottom="0cm" fo:line-height="100%" fo:text-align="center" fo:text-indent="0cm"/>
      <style:text-properties fo:font-style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cm" svg:height="8.5cm" svg:x="9.75cm" svg:y="4.25cm">
          <text:p text:style-name="P1"><text:span text:style-name="T1">Raspberry PI 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5cm" svg:height="2.25cm" svg:x="10.5cm" svg:y="6.5cm">
          <text:p text:style-name="P3"><text:span text:style-name="T1">MQTT Broker</text:span><text:span text:style-name="T1"><text:line-break/></text:span><text:span text:style-name="T2">Mosquitto</text:span></text:p>
          <text:p text:style-name="P3"><text:span text:style-name="T3">(Docker Container)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.5cm" svg:height="2.25cm" svg:x="10.5cm" svg:y="10cm">
          <text:p text:style-name="P4"><text:span text:style-name="T1">Tibber</text:span></text:p>
          <text:p text:style-name="P5"><text:span text:style-name="T3">(Docker Container)</text:span> 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cm" svg:height="1.75cm" svg:x="9.75cm" svg:y="16.75cm">
          <text:p text:style-name="P1"><text:span text:style-name="T1">Victron Multiplus II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2cm" svg:y1="5.25cm" svg:x2="4.5cm" svg:y2="5.25cm">
          <text:p text:style-name="P5"><text:span text:style-name="T4">LAN</text:span></text:p>
          <text:p text:style-name="P5"><text:span text:style-name="T4"/></text:p>
        </draw:line>
        <draw:custom-shape draw:style-name="gr6" draw:text-style-name="P9" draw:layer="layout" svg:width="9.25cm" svg:height="2.25cm" svg:x="5.5cm" svg:y="25.25cm">
          <text:p text:style-name="P8"><text:span text:style-name="T1">Solar Modules</text:span></text:p>
          <text:p text:style-name="P8"><text:span text:style-name="T1">6,84 kW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7.75cm" svg:height="2cm" svg:x="5.5cm" svg:y="20.5cm">
          <text:p text:style-name="P8"><text:span text:style-name="T1">Solar Modules <text:s text:c="2"/></text:span></text:p>
          <text:p text:style-name="P8"><text:span text:style-name="T1">3,6 kW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5.5cm" svg:height="2cm" svg:x="2.5cm" svg:y="17.25cm">
          <text:p text:style-name="P8"><text:span text:style-name="T1">LiFePo4</text:span></text:p>
          <text:p text:style-name="P8"><text:span text:style-name="T1">14 kWh</text:span></text:p>
          <draw:enhanced-geometry svg:viewBox="0 0 21600 21600" draw:type="rectangle" draw:enhanced-path="M 0 0 L 21600 0 21600 21600 0 21600 0 0 Z N"/>
        </draw:custom-shape>
        <draw:custom-shape draw:style-name="gr9" draw:text-style-name="P12" draw:layer="layout" svg:width="14.25cm" svg:height="1.25cm" svg:x="3.75cm" svg:y="1.75cm">
          <text:p text:style-name="P11"><text:span text:style-name="T1">Architecture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25cm" svg:height="1.5cm" svg:x="9.75cm" svg:y="20.75cm">
          <text:p text:style-name="P1"><text:span text:style-name="T1">Victron </text:span></text:p>
          <text:p text:style-name="P1"><text:span text:style-name="T1">MPPT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5.75cm" svg:y1="17.5cm" svg:x2="16.75cm" svg:y2="19cm">
          <text:p text:style-name="P5"><text:span text:style-name="T4">RS485</text:span></text:p>
          <text:p text:style-name="P5"><text:span text:style-name="T4"/></text:p>
        </draw:line>
        <draw:custom-shape draw:style-name="gr11" draw:text-style-name="P2" draw:layer="layout" svg:width="4.25cm" svg:height="1.75cm" svg:x="10.25cm" svg:y="25.5cm">
          <text:p text:style-name="P1"><text:span text:style-name="T1">Solar Charger</text:span></text:p>
          <text:p text:style-name="P1"><text:span text:style-name="T1">(SMA)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8cm" svg:y1="18.25cm" svg:x2="10cm" svg:y2="20.75cm">
          <text:p/>
        </draw:line>
        <draw:line draw:style-name="gr12" draw:text-style-name="P13" draw:layer="layout" svg:x1="2cm" svg:y1="4.25cm" svg:x2="4.25cm" svg:y2="4.25cm">
          <text:p/>
        </draw:line>
        <draw:line draw:style-name="gr5" draw:text-style-name="P7" draw:layer="layout" svg:x1="12.924cm" svg:y1="12.75cm" svg:x2="12.924cm" svg:y2="16.75cm">
          <text:p text:style-name="P5"><text:span text:style-name="T4">LAN</text:span></text:p>
          <text:p text:style-name="P5"><text:span text:style-name="T4"/></text:p>
        </draw:line>
        <draw:custom-shape draw:style-name="gr13" draw:text-style-name="P15" draw:layer="layout" svg:width="4.75cm" svg:height="2.5cm" svg:x="1.5cm" svg:y="3.75cm">
          <text:p text:style-name="P14"><text:span text:style-name="T5">Energy</text:span></text:p>
          <text:p text:style-name="P14"><text:span text:style-name="T5"/></text:p>
          <text:p text:style-name="P14"><text:span text:style-name="T5"/></text:p>
          <text:p text:style-name="P14"><text:span text:style-name="T5">Communication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2.75cm" svg:height="1.5cm" svg:x="5cm" svg:y="17.5cm">
          <text:p text:style-name="P1"><text:span text:style-name="T1">LiFePo </text:span><text:span text:style-name="T1"><text:line-break/></text:span><text:span text:style-name="T1">BMS</text:span></text:p>
          <draw:enhanced-geometry svg:viewBox="0 0 21600 21600" draw:type="rectangle" draw:enhanced-path="M 0 0 L 21600 0 21600 21600 0 21600 0 0 Z N"/>
        </draw:custom-shape>
        <draw:line draw:style-name="gr12" draw:text-style-name="P13" draw:layer="layout" svg:x1="13.75cm" svg:y1="20cm" svg:x2="15.75cm" svg:y2="20cm">
          <text:p/>
        </draw:line>
        <draw:custom-shape draw:style-name="gr15" draw:text-style-name="P2" draw:layer="layout" svg:width="1.75cm" svg:height="1.75cm" svg:x="15.75cm" svg:y="19cm">
          <text:p text:style-name="P1"><text:span text:style-name="T1">EM24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1.426cm" svg:y1="18.5cm" svg:x2="11.426cm" svg:y2="20.75cm">
          <text:p text:style-name="P5"><text:span text:style-name="T4">RS485</text:span></text:p>
          <text:p text:style-name="P5"><text:span text:style-name="T4"/></text:p>
        </draw:line>
        <draw:line draw:style-name="gr12" draw:text-style-name="P13" draw:layer="layout" svg:x1="13.75cm" svg:y1="18.5cm" svg:x2="13.75cm" svg:y2="20cm">
          <text:p/>
        </draw:line>
        <draw:custom-shape draw:style-name="gr16" draw:text-style-name="P16" draw:layer="layout" svg:width="10.75cm" svg:height="1.5cm" draw:transform="rotate (1.57673044625168) translate (18.532cm 27.754cm)">
          <text:p text:style-name="P1"><text:span text:style-name="T1">Power G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3" draw:layer="layout" svg:x1="14.75cm" svg:y1="26.25cm" svg:x2="18.5cm" svg:y2="26.25cm">
          <text:p/>
        </draw:line>
        <draw:line draw:style-name="gr12" draw:text-style-name="P13" draw:layer="layout" svg:x1="17cm" svg:y1="22.25cm" svg:x2="18.5cm" svg:y2="22.25cm">
          <text:p/>
        </draw:line>
        <draw:line draw:style-name="gr12" draw:text-style-name="P13" draw:layer="layout" svg:x1="16.75cm" svg:y1="20.75cm" svg:x2="16.75cm" svg:y2="22.25cm">
          <text:p/>
        </draw:line>
        <draw:line draw:style-name="gr12" draw:text-style-name="P13" draw:layer="layout" svg:x1="8cm" svg:y1="17.75cm" svg:x2="9.75cm" svg:y2="17.7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Fine_20_Dotted" draw:display-name="Fine Dotted" draw:style="rect" draw:dots1="1" draw:distance="0.457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2-22T05:20:20.763269714</meta:creation-date>
    <dc:date>2023-12-28T10:59:30.001415964</dc:date>
    <meta:editing-duration>PT16M20S</meta:editing-duration>
    <meta:editing-cycles>2</meta:editing-cycles>
    <meta:generator>LibreOffice/7.1.4.2$MacOSX_X86_64 LibreOffice_project/a529a4fab45b75fefc5b6226684193eb000654f6</meta:generator>
    <meta:document-statistic meta:object-count="26"/>
  </office:meta>
</office:document-meta>
</file>